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</style:style>
    <style:style style:name="P2" style:family="paragraph" style:parent-style-name="Text_20_body" style:list-style-name="L1">
      <style:paragraph-properties fo:text-align="start" style:justify-single-word="false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list xml:id="list1332913159" text:style-name="L1">
        <text:list-item>
          <text:p text:style-name="P2">Maine paya ki main bahut chhoti-chhoti baton se pareshan ho jata hoon</text:p>
        </text:list-item>
        <text:list-item>
          <text:p text:style-name="P2">Mujhe apne muh ki sookhapan ka ehsaas hua</text:p>
        </text:list-item>
        <text:list-item>
          <text:p text:style-name="P2">Main bilkul bhi positive feeling mehsoos nahi kar pa raha tha</text:p>
        </text:list-item>
        <text:list-item>
          <text:p text:style-name="P2">Mujhe saans lene mein dikkat hui (jaise bahut tez saans chalna ya bina physical mehnat ke saans rukna)</text:p>
        </text:list-item>
        <text:list-item>
          <text:p text:style-name="P2">Main shuru hi nahi kar pa raha tha</text:p>
        </text:list-item>
        <text:list-item>
          <text:p text:style-name="P2">Main situations par zyada react karta tha</text:p>
        </text:list-item>
        <text:list-item>
          <text:p text:style-name="P2">Mujhe aisa laga jaise mere pair ya sharir mein kampan ho rahi ho (jaise pair kamzor padte ho)</text:p>
        </text:list-item>
        <text:list-item>
          <text:p text:style-name="P2">Mujhe relax karna mushkil lagta tha</text:p>
        </text:list-item>
        <text:list-item>
          <text:p text:style-name="P2">Main aise situations mein tha jahan mujhe bahut anxiety hoti thi aur main tabhi relief feel karta tha jab wo khatam hoti thi</text:p>
        </text:list-item>
        <text:list-item>
          <text:p text:style-name="P2">Mujhe laga ki mere paas aage kuch bhi dekhne layak nahi hai</text:p>
        </text:list-item>
        <text:list-item>
          <text:p text:style-name="P2">Main jaldi hi pareshaan ho jata tha</text:p>
        </text:list-item>
        <text:list-item>
          <text:p text:style-name="P2">Mujhe laga mera bahut nervous energy kharch ho raha hai</text:p>
        </text:list-item>
        <text:list-item>
          <text:p text:style-name="P2">Mujhe udasi aur depression mehsoos hua</text:p>
        </text:list-item>
        <text:list-item>
          <text:p text:style-name="P2">Main jab ruk gaya ya koi chiz delay hui (jaise traffic light, lift), toh main impatient ho jata tha</text:p>
        </text:list-item>
        <text:list-item>
          <text:p text:style-name="P2">Mujhe behoshi jaisi feeling hui</text:p>
        </text:list-item>
        <text:list-item>
          <text:p text:style-name="P2">Mujhe laga ki main sab cheezon mein interest kho chuka hoon</text:p>
        </text:list-item>
        <text:list-item>
          <text:p text:style-name="P2">Mujhe laga ki main kisi kaam ka nahi hoon</text:p>
        </text:list-item>
        <text:list-item>
          <text:p text:style-name="P2">Mujhe laga ki main zyada touchy ho gaya hoon</text:p>
        </text:list-item>
        <text:list-item>
          <text:p text:style-name="P2">Maine mehsoos kiya ke mere haath mein paseena aa raha tha bina garmi ya mehnat ke</text:p>
        </text:list-item>
        <text:list-item>
          <text:p text:style-name="P2">Mujhe bina kisi wajah ke darr laga</text:p>
        </text:list-item>
        <text:list-item>
          <text:p text:style-name="P2">Mujhe laga ki zindagi bekaar hai</text:p>
        </text:list-item>
      </text:list>
      <text:p text:style-name="P1"><text:span text:style-name="Strong_20_Emphasis">22.</text:span> Mujhe apne aap ko shaant karna mushkil laga<text:line-break/><text:span text:style-name="Strong_20_Emphasis">23.</text:span> Mujhe nigalne mein dikkat hui<text:line-break/><text:span text:style-name="Strong_20_Emphasis">24.</text:span> Main kisi bhi kaam se bilkul bhi maza nahi le pa raha tha<text:line-break/><text:span text:style-name="Strong_20_Emphasis">25.</text:span> Maine apne dil ki dhamak mehsoos ki bina kisi mahnat ke (jaise dil tez chal raha ho ya miss kar raha ho)<text:line-break/><text:span text:style-name="Strong_20_Emphasis">26.</text:span> Mujhe udaasi aur dukh mehsoos hua<text:line-break/><text:span text:style-name="Strong_20_Emphasis">27.</text:span> Main bahut chidhchidhapan mehsoos karta tha<text:line-break/><text:span text:style-name="Strong_20_Emphasis">28.</text:span> Mujhe laga main panic hone ke kareeb hoon<text:line-break/><text:span text:style-name="Strong_20_Emphasis">29.</text:span> Main upset hone ke baad shaant hona mushkil paata tha<text:line-break/><text:span text:style-name="Strong_20_Emphasis">30.</text:span> Mujhe darr tha ki koi chhoti lekin ajeeb kaam mujhe pareshan kar degi<text:line-break/><text:soft-page-break/><text:span text:style-name="Strong_20_Emphasis">31.</text:span> Main kisi cheez ke liye bhi utsaahit nahi ho pa raha tha<text:line-break/><text:span text:style-name="Strong_20_Emphasis">32.</text:span> Mujhe interruptions bardasht karna mushkil lagta tha<text:line-break/><text:span text:style-name="Strong_20_Emphasis">33.</text:span> Main bahut nervous tension mehsoos karta tha<text:line-break/><text:span text:style-name="Strong_20_Emphasis">34.</text:span> Mujhe laga ki main bilkul bekaar hoon<text:line-break/><text:span text:style-name="Strong_20_Emphasis">35.</text:span> Main kisi bhi baat ko bardasht nahi kar paata tha jo mere kaam mein rukawat ban jaata thi<text:line-break/><text:span text:style-name="Strong_20_Emphasis">36.</text:span> Mujhe bahut darr mehsoos hua<text:line-break/><text:span text:style-name="Strong_20_Emphasis">37.</text:span> Main future mein koi ummeed nahi dekh pa raha tha<text:line-break/><text:span text:style-name="Strong_20_Emphasis">38.</text:span> Mujhe laga ki zindagi be-matlab hai<text:line-break/><text:span text:style-name="Strong_20_Emphasis">39.</text:span> Main khud ko bahut pareshan mehsoos karta tha<text:line-break/><text:span text:style-name="Strong_20_Emphasis">40.</text:span> Mujhe darr lagta tha ki main aise situation mein hoon jahan panic karu aur beizzat ho jaun<text:line-break/><text:span text:style-name="Strong_20_Emphasis">41.</text:span> Mujhe haathon mein kampan mehsoos hoti thi<text:line-break/><text:span text:style-name="Strong_20_Emphasis">42.</text:span> Mujhe kisi bhi kaam ko shuru karne ke liye himmat jama karna mushkil lagta tha<text:line-break/><text:span text:style-name="Strong_20_Emphasis">43.</text:span> How was the Test overall?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09T20:09:19.281335536</meta:creation-date>
    <dc:date>2025-08-09T20:12:50.487401399</dc:date>
    <meta:editing-duration>PT3M31S</meta:editing-duration>
    <meta:editing-cycles>1</meta:editing-cycles>
    <meta:document-statistic meta:table-count="0" meta:image-count="0" meta:object-count="0" meta:page-count="2" meta:paragraph-count="22" meta:word-count="486" meta:character-count="2513" meta:non-whitespace-character-count="2070"/>
    <meta:generator>LibreOffice/7.3.7.2$Linux_X86_64 LibreOffice_project/30$Build-2</meta:generator>
  </office:meta>
</office:document-meta>
</file>